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geral" table:style-name="ta1">
        <table:table-column table:style-name="co3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Samples 1</text:p>
          </table:table-cell>
          <table:table-cell/>
          <table:table-cell office:value-type="string" calcext:value-type="string">
            <text:p>Samples 5</text:p>
          </table:table-cell>
          <table:table-cell/>
          <table:table-cell office:value-type="string" calcext:value-type="string">
            <text:p>Samples 10</text:p>
          </table:table-cell>
          <table:table-cell/>
        </table:table-row>
        <table:table-row table:style-name="ro1">
          <table:table-cell office:value-type="string" calcext:value-type="string">
            <text:p>1a geracao</text:p>
          </table:table-cell>
          <table:table-cell office:value-type="float" office:value="1.275917" calcext:value-type="float">
            <text:p>1,275917</text:p>
          </table:table-cell>
          <table:table-cell/>
          <table:table-cell office:value-type="float" office:value="3.472306" calcext:value-type="float">
            <text:p>3,472306</text:p>
          </table:table-cell>
          <table:table-cell/>
          <table:table-cell table:style-name="ce1" office:value-type="float" office:value="6.237787" calcext:value-type="float">
            <text:p>6,237787</text:p>
          </table:table-cell>
          <table:table-cell/>
        </table:table-row>
        <table:table-row table:style-name="ro1">
          <table:table-cell office:value-type="string" calcext:value-type="string">
            <text:p>2a geracao</text:p>
          </table:table-cell>
          <table:table-cell office:value-type="float" office:value="1.28411" calcext:value-type="float">
            <text:p>1,28411</text:p>
          </table:table-cell>
          <table:table-cell/>
          <table:table-cell office:value-type="float" office:value="3.692003" calcext:value-type="float">
            <text:p>3,692003</text:p>
          </table:table-cell>
          <table:table-cell/>
          <table:table-cell table:style-name="ce1" office:value-type="float" office:value="6.669697" calcext:value-type="float">
            <text:p>6,669697</text:p>
          </table:table-cell>
          <table:table-cell/>
        </table:table-row>
        <table:table-row table:style-name="ro1">
          <table:table-cell office:value-type="string" calcext:value-type="string">
            <text:p>3a geracao</text:p>
          </table:table-cell>
          <table:table-cell office:value-type="float" office:value="1.289656" calcext:value-type="float">
            <text:p>1,289656</text:p>
          </table:table-cell>
          <table:table-cell/>
          <table:table-cell office:value-type="float" office:value="4.099001" calcext:value-type="float">
            <text:p>4,099001</text:p>
          </table:table-cell>
          <table:table-cell/>
          <table:table-cell table:style-name="ce1" office:value-type="float" office:value="7.904967" calcext:value-type="float">
            <text:p>7,904967</text:p>
          </table:table-cell>
          <table:table-cell/>
        </table:table-row>
        <table:table-row table:style-name="ro1">
          <table:table-cell office:value-type="string" calcext:value-type="string">
            <text:p>4a geracao</text:p>
          </table:table-cell>
          <table:table-cell office:value-type="float" office:value="1.313575" calcext:value-type="float">
            <text:p>1,313575</text:p>
          </table:table-cell>
          <table:table-cell/>
          <table:table-cell office:value-type="float" office:value="3.522463" calcext:value-type="float">
            <text:p>3,522463</text:p>
          </table:table-cell>
          <table:table-cell/>
          <table:table-cell table:style-name="ce1" office:value-type="float" office:value="7.049496" calcext:value-type="float">
            <text:p>7,049496</text:p>
          </table:table-cell>
          <table:table-cell/>
        </table:table-row>
        <table:table-row table:style-name="ro1">
          <table:table-cell office:value-type="string" calcext:value-type="string">
            <text:p>5a geracao</text:p>
          </table:table-cell>
          <table:table-cell office:value-type="float" office:value="1.30071" calcext:value-type="float">
            <text:p>1,30071</text:p>
          </table:table-cell>
          <table:table-cell/>
          <table:table-cell office:value-type="float" office:value="3.96671" calcext:value-type="float">
            <text:p>3,96671</text:p>
          </table:table-cell>
          <table:table-cell/>
          <table:table-cell table:style-name="ce1" office:value-type="float" office:value="7.311214" calcext:value-type="float">
            <text:p>7,311214</text:p>
          </table:table-cell>
          <table:table-cell/>
        </table:table-row>
        <table:table-row table:style-name="ro1">
          <table:table-cell/>
          <table:table-cell table:style-name="ce2" table:formula="of:=AVERAGE([.B2:.B6])" office:value-type="float" office:value="1.2927936" calcext:value-type="float">
            <text:p>1,29</text:p>
          </table:table-cell>
          <table:table-cell table:style-name="ce3" table:formula="of:=STDEV([.B2:.B6])" office:value-type="float" office:value="0.014702083570025" calcext:value-type="float">
            <text:p>0,01</text:p>
          </table:table-cell>
          <table:table-cell table:style-name="ce2" table:formula="of:=AVERAGE([.D2:.D6])" office:value-type="float" office:value="3.7504966" calcext:value-type="float">
            <text:p>3,75</text:p>
          </table:table-cell>
          <table:table-cell table:style-name="ce3" table:formula="of:=STDEV([.D2:.D6])" office:value-type="float" office:value="0.274323889343054" calcext:value-type="float">
            <text:p>0,27</text:p>
          </table:table-cell>
          <table:table-cell table:style-name="ce2" table:formula="of:=AVERAGE([.F2:.F6])" office:value-type="float" office:value="7.0346322" calcext:value-type="float">
            <text:p>7,03</text:p>
          </table:table-cell>
          <table:table-cell table:style-name="ce3" table:formula="of:=STDEV([.F2:.F6])" office:value-type="float" office:value="0.632918055852177" calcext:value-type="float">
            <text:p>0,63</text:p>
          </table:table-cell>
        </table:table-row>
        <table:table-row table:style-name="ro1">
          <table:table-cell/>
          <table:table-cell office:value-type="string" calcext:value-type="string">
            <text:p>Samples 1</text:p>
          </table:table-cell>
          <table:table-cell/>
          <table:table-cell office:value-type="string" calcext:value-type="string">
            <text:p>Samples 5</text:p>
          </table:table-cell>
          <table:table-cell/>
          <table:table-cell office:value-type="string" calcext:value-type="string">
            <text:p>Samples 10</text:p>
          </table:table-cell>
          <table:table-cell/>
        </table:table-row>
        <table:table-row table:style-name="ro2">
          <table:table-cell office:value-type="string" calcext:value-type="string">
            <text:p>1<text:span text:style-name="T1">a</text:span> execucao</text:p>
          </table:table-cell>
          <table:table-cell office:value-type="float" office:value="1558393220" calcext:value-type="float">
            <text:p>1558393220</text:p>
          </table:table-cell>
          <table:table-cell/>
          <table:table-cell office:value-type="float" office:value="1558391966" calcext:value-type="float">
            <text:p>1558391966</text:p>
          </table:table-cell>
          <table:table-cell/>
          <table:table-cell office:value-type="float" office:value="1558391276" calcext:value-type="float">
            <text:p>1558391276</text:p>
          </table:table-cell>
          <table:table-cell/>
        </table:table-row>
        <table:table-row table:style-name="ro1">
          <table:table-cell/>
          <table:table-cell office:value-type="float" office:value="1558393235" calcext:value-type="float">
            <text:p>1558393235</text:p>
          </table:table-cell>
          <table:table-cell table:formula="of:=[.B10]-[.B9]" office:value-type="float" office:value="15" calcext:value-type="float">
            <text:p>15</text:p>
          </table:table-cell>
          <table:table-cell office:value-type="float" office:value="1558391985" calcext:value-type="float">
            <text:p>1558391985</text:p>
          </table:table-cell>
          <table:table-cell table:formula="of:=[.D10]-[.D9]" office:value-type="float" office:value="19" calcext:value-type="float">
            <text:p>19</text:p>
          </table:table-cell>
          <table:table-cell office:value-type="float" office:value="1558391298" calcext:value-type="float">
            <text:p>1558391298</text:p>
          </table:table-cell>
          <table:table-cell table:formula="of:=[.F10]-[.F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a execucao</text:p>
          </table:table-cell>
          <table:table-cell office:value-type="float" office:value="1558393384" calcext:value-type="float">
            <text:p>1558393384</text:p>
          </table:table-cell>
          <table:table-cell/>
          <table:table-cell office:value-type="float" office:value="1558392076" calcext:value-type="float">
            <text:p>1558392076</text:p>
          </table:table-cell>
          <table:table-cell/>
          <table:table-cell office:value-type="float" office:value="1558391562" calcext:value-type="float">
            <text:p>1558391562</text:p>
          </table:table-cell>
          <table:table-cell/>
        </table:table-row>
        <table:table-row table:style-name="ro1">
          <table:table-cell/>
          <table:table-cell office:value-type="float" office:value="1558393403" calcext:value-type="float">
            <text:p>1558393403</text:p>
          </table:table-cell>
          <table:table-cell table:formula="of:=[.B12]-[.B11]" office:value-type="float" office:value="19" calcext:value-type="float">
            <text:p>19</text:p>
          </table:table-cell>
          <table:table-cell office:value-type="float" office:value="1558392097" calcext:value-type="float">
            <text:p>1558392097</text:p>
          </table:table-cell>
          <table:table-cell table:formula="of:=[.D12]-[.D11]" office:value-type="float" office:value="21" calcext:value-type="float">
            <text:p>21</text:p>
          </table:table-cell>
          <table:table-cell office:value-type="float" office:value="1558391581" calcext:value-type="float">
            <text:p>1558391581</text:p>
          </table:table-cell>
          <table:table-cell table:formula="of:=[.F12]-[.F11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a execucao</text:p>
          </table:table-cell>
          <table:table-cell office:value-type="float" office:value="1558393465" calcext:value-type="float">
            <text:p>1558393465</text:p>
          </table:table-cell>
          <table:table-cell/>
          <table:table-cell office:value-type="float" office:value="1558392184" calcext:value-type="float">
            <text:p>1558392184</text:p>
          </table:table-cell>
          <table:table-cell/>
          <table:table-cell office:value-type="float" office:value="1558391712" calcext:value-type="float">
            <text:p>1558391712</text:p>
          </table:table-cell>
          <table:table-cell/>
        </table:table-row>
        <table:table-row table:style-name="ro1">
          <table:table-cell/>
          <table:table-cell office:value-type="float" office:value="1558393483" calcext:value-type="float">
            <text:p>1558393483</text:p>
          </table:table-cell>
          <table:table-cell table:formula="of:=[.B14]-[.B13]" office:value-type="float" office:value="18" calcext:value-type="float">
            <text:p>18</text:p>
          </table:table-cell>
          <table:table-cell office:value-type="float" office:value="1558392203" calcext:value-type="float">
            <text:p>1558392203</text:p>
          </table:table-cell>
          <table:table-cell table:formula="of:=[.D14]-[.D13]" office:value-type="float" office:value="19" calcext:value-type="float">
            <text:p>19</text:p>
          </table:table-cell>
          <table:table-cell office:value-type="float" office:value="1558391732" calcext:value-type="float">
            <text:p>1558391732</text:p>
          </table:table-cell>
          <table:table-cell table:formula="of:=[.F14]-[.F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4a execucao</text:p>
          </table:table-cell>
          <table:table-cell office:value-type="float" office:value="1558393552" calcext:value-type="float">
            <text:p>1558393552</text:p>
          </table:table-cell>
          <table:table-cell/>
          <table:table-cell office:value-type="float" office:value="1558392646" calcext:value-type="float">
            <text:p>1558392646</text:p>
          </table:table-cell>
          <table:table-cell/>
          <table:table-cell office:value-type="float" office:value="1558391835" calcext:value-type="float">
            <text:p>1558391835</text:p>
          </table:table-cell>
          <table:table-cell/>
        </table:table-row>
        <table:table-row table:style-name="ro1">
          <table:table-cell/>
          <table:table-cell office:value-type="float" office:value="1558393568" calcext:value-type="float">
            <text:p>1558393568</text:p>
          </table:table-cell>
          <table:table-cell table:formula="of:=[.B16]-[.B15]" office:value-type="float" office:value="16" calcext:value-type="float">
            <text:p>16</text:p>
          </table:table-cell>
          <table:table-cell office:value-type="float" office:value="1558392663" calcext:value-type="float">
            <text:p>1558392663</text:p>
          </table:table-cell>
          <table:table-cell table:formula="of:=[.D16]-[.D15]" office:value-type="float" office:value="17" calcext:value-type="float">
            <text:p>17</text:p>
          </table:table-cell>
          <table:table-cell office:value-type="float" office:value="1558391854" calcext:value-type="float">
            <text:p>1558391854</text:p>
          </table:table-cell>
          <table:table-cell table:formula="of:=[.F16]-[.F1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a execucao</text:p>
          </table:table-cell>
          <table:table-cell office:value-type="float" office:value="1558393662" calcext:value-type="float">
            <text:p>1558393662</text:p>
          </table:table-cell>
          <table:table-cell/>
          <table:table-cell office:value-type="float" office:value="1558393039" calcext:value-type="float">
            <text:p>1558393039</text:p>
          </table:table-cell>
          <table:table-cell/>
          <table:table-cell office:value-type="float" office:value="1558391055" calcext:value-type="float">
            <text:p>1558391055</text:p>
          </table:table-cell>
          <table:table-cell/>
        </table:table-row>
        <table:table-row table:style-name="ro1">
          <table:table-cell/>
          <table:table-cell office:value-type="float" office:value="1558393679" calcext:value-type="float">
            <text:p>1558393679</text:p>
          </table:table-cell>
          <table:table-cell table:formula="of:=[.B18]-[.B17]" office:value-type="float" office:value="17" calcext:value-type="float">
            <text:p>17</text:p>
          </table:table-cell>
          <table:table-cell office:value-type="float" office:value="1558393058" calcext:value-type="float">
            <text:p>1558393058</text:p>
          </table:table-cell>
          <table:table-cell table:formula="of:=[.D18]-[.D17]" office:value-type="float" office:value="19" calcext:value-type="float">
            <text:p>19</text:p>
          </table:table-cell>
          <table:table-cell office:value-type="float" office:value="1558391075" calcext:value-type="float">
            <text:p>1558391075</text:p>
          </table:table-cell>
          <table:table-cell table:formula="of:=[.F18]-[.F17]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table:number-columns-repeated="5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amples1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ailed</text:p>
          </table:table-cell>
          <table:table-cell table:formula="of:=COUNTIF([.A1:.A255];&quot;Failed&quot;)" office:value-type="float" office:value="134" calcext:value-type="float">
            <text:p>134</text:p>
          </table:table-cell>
          <table:table-cell office:value-type="string" calcext:value-type="string">
            <text:p>Failed</text:p>
          </table:table-cell>
          <table:table-cell table:formula="of:=COUNTIF([.C1:.C255];&quot;Failed&quot;)" office:value-type="float" office:value="171" calcext:value-type="float">
            <text:p>171</text:p>
          </table:table-cell>
          <table:table-cell office:value-type="string" calcext:value-type="string">
            <text:p>Failed</text:p>
          </table:table-cell>
          <table:table-cell table:formula="of:=COUNTIF([.E1:.E255];&quot;Failed&quot;)" office:value-type="float" office:value="196" calcext:value-type="float">
            <text:p>196</text:p>
          </table:table-cell>
          <table:table-cell office:value-type="string" calcext:value-type="string">
            <text:p>Failed</text:p>
          </table:table-cell>
          <table:table-cell table:formula="of:=COUNTIF([.G1:.G255];&quot;Failed&quot;)" office:value-type="float" office:value="200" calcext:value-type="float">
            <text:p>200</text:p>
          </table:table-cell>
          <table:table-cell office:value-type="string" calcext:value-type="string">
            <text:p>Failed</text:p>
          </table:table-cell>
          <table:table-cell table:formula="of:=COUNTIF([.I1:.I255];&quot;Failed&quot;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table:formula="of:=([.B1]/255)*100" office:value-type="float" office:value="52.5490196078431" calcext:value-type="float">
            <text:p>52,5490196078</text:p>
          </table:table-cell>
          <table:table-cell office:value-type="string" calcext:value-type="string">
            <text:p>Failed</text:p>
          </table:table-cell>
          <table:table-cell table:formula="of:=([.D1]/255)*100" office:value-type="float" office:value="67.0588235294118" calcext:value-type="float">
            <text:p>67,0588235294</text:p>
          </table:table-cell>
          <table:table-cell office:value-type="string" calcext:value-type="string">
            <text:p>Failed</text:p>
          </table:table-cell>
          <table:table-cell table:formula="of:=([.F1]/255)*100" office:value-type="float" office:value="76.8627450980392" calcext:value-type="float">
            <text:p>76,862745098</text:p>
          </table:table-cell>
          <table:table-cell office:value-type="string" calcext:value-type="string">
            <text:p>Failed</text:p>
          </table:table-cell>
          <table:table-cell table:formula="of:=([.H1]/255)*100" office:value-type="float" office:value="78.4313725490196" calcext:value-type="float">
            <text:p>78,431372549</text:p>
          </table:table-cell>
          <table:table-cell office:value-type="string" calcext:value-type="string">
            <text:p>Failed</text:p>
          </table:table-cell>
          <table:table-cell table:formula="of:=([.J1]/255)*100" office:value-type="float" office:value="55.2941176470588" calcext:value-type="float">
            <text:p>55,2941176471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</table:table>
      <table:table table:name="samples5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ailed</text:p>
          </table:table-cell>
          <table:table-cell table:formula="of:=COUNTIF([.A1:.A255];&quot;Failed&quot;)" office:value-type="float" office:value="172" calcext:value-type="float">
            <text:p>172</text:p>
          </table:table-cell>
          <table:table-cell office:value-type="string" calcext:value-type="string">
            <text:p>Failed</text:p>
          </table:table-cell>
          <table:table-cell table:formula="of:=COUNTIF([.C1:.C255];&quot;Failed&quot;)" office:value-type="float" office:value="199" calcext:value-type="float">
            <text:p>199</text:p>
          </table:table-cell>
          <table:table-cell office:value-type="string" calcext:value-type="string">
            <text:p>Failed</text:p>
          </table:table-cell>
          <table:table-cell table:formula="of:=COUNTIF([.E1:.E255];&quot;Failed&quot;)" office:value-type="float" office:value="195" calcext:value-type="float">
            <text:p>195</text:p>
          </table:table-cell>
          <table:table-cell office:value-type="string" calcext:value-type="string">
            <text:p>Failed</text:p>
          </table:table-cell>
          <table:table-cell table:formula="of:=COUNTIF([.G1:.G255];&quot;Failed&quot;)" office:value-type="float" office:value="254" calcext:value-type="float">
            <text:p>254</text:p>
          </table:table-cell>
          <table:table-cell office:value-type="string" calcext:value-type="string">
            <text:p>Failed</text:p>
          </table:table-cell>
          <table:table-cell table:formula="of:=COUNTIF([.I1:.I255];&quot;Failed&quot;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table:formula="of:=([.B1]/255)*100" office:value-type="float" office:value="67.4509803921569" calcext:value-type="float">
            <text:p>67,4509803922</text:p>
          </table:table-cell>
          <table:table-cell office:value-type="string" calcext:value-type="string">
            <text:p>Failed</text:p>
          </table:table-cell>
          <table:table-cell table:formula="of:=([.D1]/255)*100" office:value-type="float" office:value="78.0392156862745" calcext:value-type="float">
            <text:p>78,0392156863</text:p>
          </table:table-cell>
          <table:table-cell office:value-type="string" calcext:value-type="string">
            <text:p>Failed</text:p>
          </table:table-cell>
          <table:table-cell table:formula="of:=([.F1]/255)*100" office:value-type="float" office:value="76.4705882352941" calcext:value-type="float">
            <text:p>76,4705882353</text:p>
          </table:table-cell>
          <table:table-cell office:value-type="string" calcext:value-type="string">
            <text:p>Failed</text:p>
          </table:table-cell>
          <table:table-cell table:formula="of:=([.H1]/255)*100" office:value-type="float" office:value="99.6078431372549" calcext:value-type="float">
            <text:p>99,6078431373</text:p>
          </table:table-cell>
          <table:table-cell office:value-type="string" calcext:value-type="string">
            <text:p>Failed</text:p>
          </table:table-cell>
          <table:table-cell table:formula="of:=([.J1]/255)*100" office:value-type="float" office:value="76.4705882352941" calcext:value-type="float">
            <text:p>76,4705882353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</table:table>
      <table:table table:name="samples1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ailed</text:p>
          </table:table-cell>
          <table:table-cell table:formula="of:=COUNTIF([.A1:.A255];&quot;Failed&quot;)" office:value-type="float" office:value="196" calcext:value-type="float">
            <text:p>196</text:p>
          </table:table-cell>
          <table:table-cell office:value-type="string" calcext:value-type="string">
            <text:p>Failed</text:p>
          </table:table-cell>
          <table:table-cell table:formula="of:=COUNTIF([.C1:.C255];&quot;Failed&quot;)" office:value-type="float" office:value="196" calcext:value-type="float">
            <text:p>196</text:p>
          </table:table-cell>
          <table:table-cell office:value-type="string" calcext:value-type="string">
            <text:p>Failed</text:p>
          </table:table-cell>
          <table:table-cell table:formula="of:=COUNTIF([.E1:.E255];&quot;Failed&quot;)" office:value-type="float" office:value="201" calcext:value-type="float">
            <text:p>201</text:p>
          </table:table-cell>
          <table:table-cell office:value-type="string" calcext:value-type="string">
            <text:p>Failed</text:p>
          </table:table-cell>
          <table:table-cell table:formula="of:=COUNTIF([.G1:.G255];&quot;Failed&quot;)" office:value-type="float" office:value="201" calcext:value-type="float">
            <text:p>201</text:p>
          </table:table-cell>
          <table:table-cell office:value-type="string" calcext:value-type="string">
            <text:p>Failed</text:p>
          </table:table-cell>
          <table:table-cell table:formula="of:=COUNTIF([.I1:.I255];&quot;Failed&quot;)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table:formula="of:=([.B1]/255)*100" office:value-type="float" office:value="76.8627450980392" calcext:value-type="float">
            <text:p>76,862745098</text:p>
          </table:table-cell>
          <table:table-cell office:value-type="string" calcext:value-type="string">
            <text:p>Failed</text:p>
          </table:table-cell>
          <table:table-cell table:formula="of:=([.D1]/255)*100" office:value-type="float" office:value="76.8627450980392" calcext:value-type="float">
            <text:p>76,862745098</text:p>
          </table:table-cell>
          <table:table-cell office:value-type="string" calcext:value-type="string">
            <text:p>Failed</text:p>
          </table:table-cell>
          <table:table-cell table:formula="of:=([.F1]/255)*100" office:value-type="float" office:value="78.8235294117647" calcext:value-type="float">
            <text:p>78,8235294118</text:p>
          </table:table-cell>
          <table:table-cell office:value-type="string" calcext:value-type="string">
            <text:p>Failed</text:p>
          </table:table-cell>
          <table:table-cell table:formula="of:=([.H1]/255)*100" office:value-type="float" office:value="78.8235294117647" calcext:value-type="float">
            <text:p>78,8235294118</text:p>
          </table:table-cell>
          <table:table-cell office:value-type="string" calcext:value-type="string">
            <text:p>Failed</text:p>
          </table:table-cell>
          <table:table-cell table:formula="of:=([.J1]/255)*100" office:value-type="float" office:value="78.8235294117647" calcext:value-type="float">
            <text:p>78,8235294118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00:08:11.23009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Carvalho</meta:initial-creator>
    <meta:creation-date>2019-05-19T22:23:14.193617173</meta:creation-date>
    <dc:date>2019-05-21T00:17:39.136489149</dc:date>
    <dc:creator>Gustavo Carvalho</dc:creator>
    <meta:editing-duration>PT5H9M13S</meta:editing-duration>
    <meta:editing-cycles>102</meta:editing-cycles>
    <meta:generator>LibreOffice/5.1.6.2$Linux_X86_64 LibreOffice_project/10m0$Build-2</meta:generator>
    <meta:document-statistic meta:table-count="4" meta:cell-count="3938" meta:object-count="0"/>
  </office:meta>
</office:document-meta>
</file>